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646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4819in"/>
    </style:style>
    <style:style style:name="co5" style:family="table-column">
      <style:table-column-properties fo:break-before="auto" style:column-width="0.5362in"/>
    </style:style>
    <style:style style:name="co6" style:family="table-column">
      <style:table-column-properties fo:break-before="auto" style:column-width="0.5252in"/>
    </style:style>
    <style:style style:name="co7" style:family="table-column">
      <style:table-column-properties fo:break-before="auto" style:column-width="0.7717in"/>
    </style:style>
    <style:style style:name="co8" style:family="table-column">
      <style:table-column-properties fo:break-before="auto" style:column-width="2.0583in"/>
    </style:style>
    <style:style style:name="co9" style:family="table-column">
      <style:table-column-properties fo:break-before="auto" style:column-width="1.3835in"/>
    </style:style>
    <style:style style:name="co10" style:family="table-column">
      <style:table-column-properties fo:break-before="auto" style:column-width="1.7264in"/>
    </style:style>
    <style:style style:name="co11" style:family="table-column">
      <style:table-column-properties fo:break-before="auto" style:column-width="16.439in"/>
    </style:style>
    <style:style style:name="co12" style:family="table-column">
      <style:table-column-properties fo:break-before="auto" style:column-width="5.1256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Noto Mono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Mono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Noto Mono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oto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6"/>
        <table:table-column table:style-name="co12" table:default-cell-style-name="ce4"/>
        <table:table-column table:style-name="co13" table:number-columns-repeated="16371" table:default-cell-style-name="ce4"/>
        <table:table-row table:style-name="ro1">
          <table:table-cell table:number-columns-repeated="2" office:value-type="string" calcext:value-type="string">
            <text:p>Addres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RW/RO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ight to modify</text:p>
          </table:table-cell>
          <table:table-cell office:value-type="string" calcext:value-type="string">
            <text:p>Main application</text:p>
          </table:table-cell>
          <table:table-cell office:value-type="string" calcext:value-type="string">
            <text:p>Descrip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de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001</text:p>
          </table:table-cell>
          <table:table-cell table:style-name="ce4" table:formula="of:=IF(TYPE([.A3])&gt;1; HEX2DEC([.A3]); &quot;&quot;)" office:value-type="float" office:value="1" calcext:value-type="float">
            <text:p>1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table:style-name="ce1" office:value-type="string" calcext:value-type="string">
            <text:p>false</text:p>
          </table:table-cell>
          <table:table-cell table:number-columns-repeated="2" table:style-name="ce1" office:value-type="string" calcext:value-type="string">
            <text:p>true</text:p>
          </table:table-cell>
          <table:table-cell table:style-name="ce1" office:value-type="string" calcext:value-type="string">
            <text:p>Cup1Control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Control of Faraday Cup 1 using a pneumatic actuator; true = insert cup; false = withdraw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002</text:p>
          </table:table-cell>
          <table:table-cell table:style-name="ce4" table:formula="of:=IF(TYPE([.A4])&gt;1; HEX2DEC([.A4]); &quot;&quot;)" office:value-type="float" office:value="2" calcext:value-type="float">
            <text:p>2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table:style-name="ce1"/>
          <table:table-cell table:style-name="ce1" office:value-type="string" calcext:value-type="string">
            <text:p>N/A</text:p>
          </table:table-cell>
          <table:table-cell table:style-name="ce1"/>
          <table:table-cell office:value-type="string" calcext:value-type="string">
            <text:p>Reserved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003</text:p>
          </table:table-cell>
          <table:table-cell table:style-name="ce4" table:formula="of:=IF(TYPE([.A5])&gt;1; HEX2DEC([.A5]); &quot;&quot;)" office:value-type="float" office:value="3" calcext:value-type="float">
            <text:p>3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Switch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related to hardware</text:p>
          </table:table-cell>
          <table:table-cell office:value-type="string" calcext:value-type="string">
            <text:p>Measurement of limit switch status; true = switch pressed; false = switch released; in steady state, this status should match the value of register Cup1Control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004</text:p>
          </table:table-cell>
          <table:table-cell table:style-name="ce4" table:formula="of:=IF(TYPE([.A6])&gt;1; HEX2DEC([.A6]); &quot;&quot;)" office:value-type="float" office:value="4" calcext:value-type="float">
            <text:p>4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table:style-name="ce1"/>
          <table:table-cell table:style-name="ce1" office:value-type="string" calcext:value-type="string">
            <text:p>N/A</text:p>
          </table:table-cell>
          <table:table-cell table:style-name="ce1"/>
          <table:table-cell office:value-type="string" calcext:value-type="string">
            <text:p>Reserved</text:p>
          </table:table-cell>
          <table:table-cell table:number-columns-repeated="16372"/>
        </table:table-row>
        <table:table-row table:style-name="ro1">
          <table:table-cell/>
          <table:table-cell table:style-name="ce4" table:formula="of:=IF(TYPE([.A7])&gt;1; HEX2DEC([.A7]); &quot;&quot;)">
            <text:p/>
          </table:table-cell>
          <table:table-cell table:number-columns-repeated="3"/>
          <table:table-cell table:style-name="ce1" table:number-columns-repeated="2"/>
          <table:table-cell table:number-columns-repeated="16377"/>
        </table:table-row>
        <table:table-row table:style-name="ro1">
          <table:table-cell office:value-type="string" calcext:value-type="string">
            <text:p>0005</text:p>
          </table:table-cell>
          <table:table-cell table:style-name="ce4" table:formula="of:=IF(TYPE([.A8])&gt;1; HEX2DEC([.A8]); &quot;&quot;)" office:value-type="float" office:value="5" calcext:value-type="float">
            <text:p>5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table:style-name="ce1" office:value-type="string" calcext:value-type="string">
            <text:p>false</text:p>
          </table:table-cell>
          <table:table-cell table:number-columns-repeated="2" table:style-name="ce1" office:value-type="string" calcext:value-type="string">
            <text:p>true</text:p>
          </table:table-cell>
          <table:table-cell table:style-name="ce1" office:value-type="string" calcext:value-type="string">
            <text:p>Cup2Control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Control of Faraday Cup 2 using a pneumatic actuator; true = insert cup; false = withdraw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006</text:p>
          </table:table-cell>
          <table:table-cell table:style-name="ce4" table:formula="of:=IF(TYPE([.A9])&gt;1; HEX2DEC([.A9]); &quot;&quot;)" office:value-type="float" office:value="6" calcext:value-type="float">
            <text:p>6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ternalInhibition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related to hardware</text:p>
          </table:table-cell>
          <table:table-cell office:value-type="string" calcext:value-type="string">
            <text:p>Measurement of the external inhibit logic signal; true = inhibition enabled; false = inhibition disabled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007</text:p>
          </table:table-cell>
          <table:table-cell table:style-name="ce4" table:formula="of:=IF(TYPE([.A10])&gt;1; HEX2DEC([.A10]); &quot;&quot;)" office:value-type="float" office:value="7" calcext:value-type="float">
            <text:p>7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Switch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related to hardware</text:p>
          </table:table-cell>
          <table:table-cell office:value-type="string" calcext:value-type="string">
            <text:p>Measurement of limit switch status; true = switch pressed; false = switch released; in steady state, this status should match the value of register Cup2Control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008</text:p>
          </table:table-cell>
          <table:table-cell table:style-name="ce4" table:formula="of:=IF(TYPE([.A11])&gt;1; HEX2DEC([.A11]); &quot;&quot;)" office:value-type="float" office:value="8" calcext:value-type="float">
            <text:p>8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table:style-name="ce1"/>
          <table:table-cell table:style-name="ce1" office:value-type="string" calcext:value-type="string">
            <text:p>N/A</text:p>
          </table:table-cell>
          <table:table-cell table:style-name="ce1"/>
          <table:table-cell office:value-type="string" calcext:value-type="string">
            <text:p>Reserved</text:p>
          </table:table-cell>
          <table:table-cell table:number-columns-repeated="16372"/>
        </table:table-row>
        <table:table-row table:style-name="ro1">
          <table:table-cell/>
          <table:table-cell table:style-name="ce4" table:formula="of:=IF(TYPE([.A12])&gt;1; HEX2DEC([.A12]); &quot;&quot;)">
            <text:p/>
          </table:table-cell>
          <table:table-cell table:number-columns-repeated="3"/>
          <table:table-cell table:style-name="ce1" table:number-columns-repeated="2"/>
          <table:table-cell table:number-columns-repeated="16377"/>
        </table:table-row>
        <table:table-row table:style-name="ro1">
          <table:table-cell office:value-type="string" calcext:value-type="string">
            <text:p>0009</text:p>
          </table:table-cell>
          <table:table-cell table:style-name="ce4" table:formula="of:=IF(TYPE([.A13])&gt;1; HEX2DEC([.A13]); &quot;&quot;)" office:value-type="float" office:value="9" calcext:value-type="float">
            <text:p>9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table:style-name="ce1" office:value-type="string" calcext:value-type="string">
            <text:p>false</text:p>
          </table:table-cell>
          <table:table-cell table:number-columns-repeated="2" table:style-name="ce1" office:value-type="string" calcext:value-type="string">
            <text:p>true</text:p>
          </table:table-cell>
          <table:table-cell table:style-name="ce1" office:value-type="string" calcext:value-type="string">
            <text:p>Cup3Control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Control of Faraday Cup 3 using a motor actuator; true = insert cup; false = withdraw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00A</text:p>
          </table:table-cell>
          <table:table-cell table:style-name="ce4" table:formula="of:=IF(TYPE([.A14])&gt;1; HEX2DEC([.A14]); &quot;&quot;)" office:value-type="float" office:value="10" calcext:value-type="float">
            <text:p>10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table:style-name="ce1"/>
          <table:table-cell table:style-name="ce1" office:value-type="string" calcext:value-type="string">
            <text:p>N/A</text:p>
          </table:table-cell>
          <table:table-cell table:style-name="ce1"/>
          <table:table-cell office:value-type="string" calcext:value-type="string">
            <text:p>Reserved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00B</text:p>
          </table:table-cell>
          <table:table-cell table:style-name="ce4" table:formula="of:=IF(TYPE([.A15])&gt;1; HEX2DEC([.A15]); &quot;&quot;)" office:value-type="float" office:value="11" calcext:value-type="float">
            <text:p>11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Switch1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related to hardware</text:p>
          </table:table-cell>
          <table:table-cell office:value-type="string" calcext:value-type="string">
            <text:p>Measurement of limit switch status; true = switch pressed; false = switch released; in steady state, this status should be equal to the negation of register Cup3Control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00C</text:p>
          </table:table-cell>
          <table:table-cell table:style-name="ce4" table:formula="of:=IF(TYPE([.A16])&gt;1; HEX2DEC([.A16]); &quot;&quot;)" office:value-type="float" office:value="12" calcext:value-type="float">
            <text:p>12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Switch2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related to hardware</text:p>
          </table:table-cell>
          <table:table-cell office:value-type="string" calcext:value-type="string">
            <text:p>Measurement of limit switch status; true = switch pressed; false = switch released; in steady state, this status should match the value of register Cup3Control</text:p>
          </table:table-cell>
          <table:table-cell table:number-columns-repeated="16372"/>
        </table:table-row>
        <table:table-row table:style-name="ro1">
          <table:table-cell/>
          <table:table-cell table:style-name="ce4" table:formula="of:=IF(TYPE([.A17])&gt;1; HEX2DEC([.A17]); &quot;&quot;)">
            <text:p/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010</text:p>
          </table:table-cell>
          <table:table-cell table:style-name="ce4" table:formula="of:=IF(TYPE([.A18])&gt;1; HEX2DEC([.A18]); &quot;&quot;)" office:value-type="float" office:value="16" calcext:value-type="float">
            <text:p>16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RequestedState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Command for the AuxiliaryFSM; true = insert the cup; false = withdraw the cup</text:p>
          </table:table-cell>
          <table:table-cell table:number-columns-repeated="16372"/>
        </table:table-row>
        <table:table-row table:style-name="ro1">
          <table:table-cell table:style-name="ce4" table:formula="of:=DEC2HEX(HEX2DEC([.A18])+1; 4)" office:value-type="string" office:string-value="0011" calcext:value-type="string">
            <text:p>0011</text:p>
          </table:table-cell>
          <table:table-cell table:style-name="ce4" table:formula="of:=IF(TYPE([.A19])&gt;1; HEX2DEC([.A19]); &quot;&quot;)" office:value-type="float" office:value="17" calcext:value-type="float">
            <text:p>17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RequestedState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DEC2HEX(HEX2DEC([.A19])+1; 4)" office:value-type="string" office:string-value="0012" calcext:value-type="string">
            <text:p>0012</text:p>
          </table:table-cell>
          <table:table-cell table:style-name="ce4" table:formula="of:=IF(TYPE([.A20])&gt;1; HEX2DEC([.A20]); &quot;&quot;)" office:value-type="float" office:value="18" calcext:value-type="float">
            <text:p>18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RequestedState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/>
          <table:table-cell table:style-name="ce4" table:formula="of:=IF(TYPE([.A21])&gt;1; HEX2DEC([.A21]); &quot;&quot;)">
            <text:p/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013</text:p>
          </table:table-cell>
          <table:table-cell table:style-name="ce4" table:formula="of:=IF(TYPE([.A22])&gt;1; HEX2DEC([.A22]); &quot;&quot;)" office:value-type="float" office:value="19" calcext:value-type="float">
            <text:p>19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Steady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Check whether the mechanism of the cup is in a transient state; true = steady state; false = transient state</text:p>
          </table:table-cell>
          <table:table-cell table:number-columns-repeated="16372"/>
        </table:table-row>
        <table:table-row table:style-name="ro1">
          <table:table-cell table:style-name="ce4" table:formula="of:=DEC2HEX(HEX2DEC([.A22])+1; 4)" office:value-type="string" office:string-value="0014" calcext:value-type="string">
            <text:p>0014</text:p>
          </table:table-cell>
          <table:table-cell table:style-name="ce4" table:formula="of:=IF(TYPE([.A23])&gt;1; HEX2DEC([.A23]); &quot;&quot;)" office:value-type="float" office:value="20" calcext:value-type="float">
            <text:p>20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Steady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DEC2HEX(HEX2DEC([.A23])+1; 4)" office:value-type="string" office:string-value="0015" calcext:value-type="string">
            <text:p>0015</text:p>
          </table:table-cell>
          <table:table-cell table:style-name="ce4" table:formula="of:=IF(TYPE([.A24])&gt;1; HEX2DEC([.A24]); &quot;&quot;)" office:value-type="float" office:value="21" calcext:value-type="float">
            <text:p>21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Steady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DEC2HEX(HEX2DEC([.A24])+1; 4)" office:value-type="string" office:string-value="0016" calcext:value-type="string">
            <text:p>0016</text:p>
          </table:table-cell>
          <table:table-cell table:style-name="ce4" table:formula="of:=IF(TYPE([.A25])&gt;1; HEX2DEC([.A25]); &quot;&quot;)" office:value-type="float" office:value="22" calcext:value-type="float">
            <text:p>22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Inserted</text:p>
          </table:table-cell>
          <table:table-cell office:value-type="string" calcext:value-type="string">
            <text:p>AuxiliaryFSMs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Status of the cup; true = inserted; false = withdrawn</text:p>
          </table:table-cell>
          <table:table-cell table:number-columns-repeated="16372"/>
        </table:table-row>
        <table:table-row table:style-name="ro1">
          <table:table-cell table:style-name="ce4" table:formula="of:=DEC2HEX(HEX2DEC([.A25])+1; 4)" office:value-type="string" office:string-value="0017" calcext:value-type="string">
            <text:p>0017</text:p>
          </table:table-cell>
          <table:table-cell table:style-name="ce4" table:formula="of:=IF(TYPE([.A26])&gt;1; HEX2DEC([.A26]); &quot;&quot;)" office:value-type="float" office:value="23" calcext:value-type="float">
            <text:p>23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Inserted</text:p>
          </table:table-cell>
          <table:table-cell office:value-type="string" calcext:value-type="string">
            <text:p>AuxiliaryFSMs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DEC2HEX(HEX2DEC([.A26])+1; 4)" office:value-type="string" office:string-value="0018" calcext:value-type="string">
            <text:p>0018</text:p>
          </table:table-cell>
          <table:table-cell table:style-name="ce4" table:formula="of:=IF(TYPE([.A27])&gt;1; HEX2DEC([.A27]); &quot;&quot;)" office:value-type="float" office:value="24" calcext:value-type="float">
            <text:p>24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Inserted</text:p>
          </table:table-cell>
          <table:table-cell office:value-type="string" calcext:value-type="string">
            <text:p>AuxiliaryFSMs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/>
          <table:table-cell table:style-name="ce4" table:formula="of:=IF(TYPE([.A28])&gt;1; HEX2DEC([.A28]); &quot;&quot;)">
            <text:p/>
          </table:table-cell>
          <table:table-cell table:number-columns-repeated="16382"/>
        </table:table-row>
        <table:table-row table:style-name="ro1">
          <table:table-cell table:style-name="ce4"/>
          <table:table-cell table:style-name="ce4" table:formula="of:=IF(TYPE([.A29])&gt;1; HEX2DEC([.A29]); &quot;&quot;)">
            <text:p/>
          </table:table-cell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1000</text:p>
          </table:table-cell>
          <table:table-cell table:style-name="ce4" table:formula="of:=IF(TYPE([.A30])&gt;1; HEX2DEC([.A30]); &quot;&quot;)" office:value-type="float" office:value="4096" calcext:value-type="float">
            <text:p>409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Code</text:p>
          </table:table-cell>
          <table:table-cell office:value-type="string" calcext:value-type="string">
            <text:p>MainFSM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Error code for the entire device (bitmap)</text:p>
          </table:table-cell>
          <table:table-cell table:number-columns-repeated="16372"/>
        </table:table-row>
        <table:table-row table:style-name="ro1">
          <table:table-cell table:style-name="ce4" table:formula="of:=IF(TYPE([.A30])&gt;1; DEC2HEX(HEX2DEC([.A30])+1; 4); IF(TYPE([.A29])&gt;1; DEC2HEX(HEX2DEC([.A29])+1; 4); 0))" office:value-type="string" office:string-value="1001" calcext:value-type="string">
            <text:p>1001</text:p>
          </table:table-cell>
          <table:table-cell table:style-name="ce4" table:formula="of:=IF(TYPE([.A31])&gt;1; HEX2DEC([.A31]); &quot;&quot;)" office:value-type="float" office:value="4097" calcext:value-type="float">
            <text:p>409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tError</text:p>
          </table:table-cell>
          <table:table-cell office:value-type="string" calcext:value-type="string">
            <text:p>MainFSM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Code of the last error</text:p>
          </table:table-cell>
          <table:table-cell table:number-columns-repeated="16372"/>
        </table:table-row>
        <table:table-row table:style-name="ro1">
          <table:table-cell table:style-name="ce4" table:formula="of:=IF(TYPE([.A31])&gt;1; DEC2HEX(HEX2DEC([.A31])+1; 4); IF(TYPE([.A30])&gt;1; DEC2HEX(HEX2DEC([.A30])+1; 4); 0))" office:value-type="string" office:string-value="1002" calcext:value-type="string">
            <text:p>1002</text:p>
          </table:table-cell>
          <table:table-cell table:style-name="ce4" table:formula="of:=IF(TYPE([.A32])&gt;1; HEX2DEC([.A32]); &quot;&quot;)" office:value-type="float" office:value="4098" calcext:value-type="float">
            <text:p>409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Storage</text:p>
          </table:table-cell>
          <table:table-cell office:value-type="string" calcext:value-type="string">
            <text:p>MainFSM, Modbus.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A bitwise OR of all errors; can be reset via Modbus</text:p>
          </table:table-cell>
          <table:table-cell table:number-columns-repeated="16372"/>
        </table:table-row>
        <table:table-row table:style-name="ro1">
          <table:table-cell table:style-name="ce4"/>
          <table:table-cell table:style-name="ce4" table:formula="of:=IF(TYPE([.A33])&gt;1; HEX2DEC([.A33]); &quot;&quot;)">
            <text:p/>
          </table:table-cell>
          <table:table-cell table:number-columns-repeated="16382"/>
        </table:table-row>
        <table:table-row table:style-name="ro1">
          <table:table-cell table:style-name="ce4" table:formula="of:=IF(TYPE([.A33])&gt;1; DEC2HEX(HEX2DEC([.A33])+1; 4); IF(TYPE([.A32])&gt;1; DEC2HEX(HEX2DEC([.A32])+1; 4); 0))" office:value-type="string" office:string-value="1003" calcext:value-type="string">
            <text:p>1003</text:p>
          </table:table-cell>
          <table:table-cell table:style-name="ce4" table:formula="of:=IF(TYPE([.A34])&gt;1; HEX2DEC([.A34]); &quot;&quot;)" office:value-type="float" office:value="4099" calcext:value-type="float">
            <text:p>409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imeLimitInserting1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Time limit for the transient state when inserting a Faraday cup</text:p>
          </table:table-cell>
          <table:table-cell table:number-columns-repeated="16372"/>
        </table:table-row>
        <table:table-row table:style-name="ro1">
          <table:table-cell table:style-name="ce4" table:formula="of:=IF(TYPE([.A34])&gt;1; DEC2HEX(HEX2DEC([.A34])+1; 4); IF(TYPE([.A33])&gt;1; DEC2HEX(HEX2DEC([.A33])+1; 4); 0))" office:value-type="string" office:string-value="1004" calcext:value-type="string">
            <text:p>1004</text:p>
          </table:table-cell>
          <table:table-cell table:style-name="ce4" table:formula="of:=IF(TYPE([.A35])&gt;1; HEX2DEC([.A35]); &quot;&quot;)" office:value-type="float" office:value="4100" calcext:value-type="float">
            <text:p>410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imeLimitInserting2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35])&gt;1; DEC2HEX(HEX2DEC([.A35])+1; 4); IF(TYPE([.A34])&gt;1; DEC2HEX(HEX2DEC([.A34])+1; 4); 0))" office:value-type="string" office:string-value="1005" calcext:value-type="string">
            <text:p>1005</text:p>
          </table:table-cell>
          <table:table-cell table:style-name="ce4" table:formula="of:=IF(TYPE([.A36])&gt;1; HEX2DEC([.A36]); &quot;&quot;)" office:value-type="float" office:value="4101" calcext:value-type="float">
            <text:p>410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imeLimitInserting3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36])&gt;1; DEC2HEX(HEX2DEC([.A36])+1; 4); IF(TYPE([.A35])&gt;1; DEC2HEX(HEX2DEC([.A35])+1; 4); 0))" office:value-type="string" office:string-value="1006" calcext:value-type="string">
            <text:p>1006</text:p>
          </table:table-cell>
          <table:table-cell table:style-name="ce4" table:formula="of:=IF(TYPE([.A37])&gt;1; HEX2DEC([.A37]); &quot;&quot;)" office:value-type="float" office:value="4102" calcext:value-type="float">
            <text:p>410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imeLimitWithdrawing1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Time limit for the transient state when withdrawing a Faraday cup</text:p>
          </table:table-cell>
          <table:table-cell table:number-columns-repeated="16372"/>
        </table:table-row>
        <table:table-row table:style-name="ro1">
          <table:table-cell table:style-name="ce4" table:formula="of:=IF(TYPE([.A37])&gt;1; DEC2HEX(HEX2DEC([.A37])+1; 4); IF(TYPE([.A36])&gt;1; DEC2HEX(HEX2DEC([.A36])+1; 4); 0))" office:value-type="string" office:string-value="1007" calcext:value-type="string">
            <text:p>1007</text:p>
          </table:table-cell>
          <table:table-cell table:style-name="ce4" table:formula="of:=IF(TYPE([.A38])&gt;1; HEX2DEC([.A38]); &quot;&quot;)" office:value-type="float" office:value="4103" calcext:value-type="float">
            <text:p>410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imeLimitWithdrawing2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38])&gt;1; DEC2HEX(HEX2DEC([.A38])+1; 4); IF(TYPE([.A37])&gt;1; DEC2HEX(HEX2DEC([.A37])+1; 4); 0))" office:value-type="string" office:string-value="1008" calcext:value-type="string">
            <text:p>1008</text:p>
          </table:table-cell>
          <table:table-cell table:style-name="ce4" table:formula="of:=IF(TYPE([.A39])&gt;1; HEX2DEC([.A39]); &quot;&quot;)" office:value-type="float" office:value="4104" calcext:value-type="float">
            <text:p>410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imeLimitWithdrawing3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/>
          <table:table-cell table:style-name="ce4" table:formula="of:=IF(TYPE([.A40])&gt;1; HEX2DEC([.A40]); &quot;&quot;)">
            <text:p/>
          </table:table-cell>
          <table:table-cell table:number-columns-repeated="16382"/>
        </table:table-row>
        <table:table-row table:style-name="ro1">
          <table:table-cell table:style-name="ce4" table:formula="of:=IF(TYPE([.A40])&gt;1; DEC2HEX(HEX2DEC([.A40])+1; 4); IF(TYPE([.A39])&gt;1; DEC2HEX(HEX2DEC([.A39])+1; 4); 0))" office:value-type="string" office:string-value="1009" calcext:value-type="string">
            <text:p>1009</text:p>
          </table:table-cell>
          <table:table-cell table:style-name="ce4" table:formula="of:=IF(TYPE([.A41])&gt;1; HEX2DEC([.A41]); &quot;&quot;)" office:value-type="float" office:value="4105" calcext:value-type="float">
            <text:p>410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Cup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The first inserted Faraday cup as seen from the ion source side; if none is inserted, the previous value should be retained; </text:p>
          </table:table-cell>
          <table:table-cell table:number-columns-repeated="16372"/>
        </table:table-row>
        <table:table-row table:style-name="ro1">
          <table:table-cell/>
          <table:table-cell table:style-name="ce4" table:formula="of:=IF(TYPE([.A42])&gt;1; HEX2DEC([.A42]); &quot;&quot;)">
            <text:p/>
          </table:table-cell>
          <table:table-cell table:number-columns-repeated="16382"/>
        </table:table-row>
        <table:table-row table:style-name="ro1">
          <table:table-cell table:style-name="ce4" table:formula="of:=IF(TYPE([.A42])&gt;1; DEC2HEX(HEX2DEC([.A42])+1; 4); IF(TYPE([.A41])&gt;1; DEC2HEX(HEX2DEC([.A41])+1; 4); 0))" office:value-type="string" office:string-value="100A" calcext:value-type="string">
            <text:p>100A</text:p>
          </table:table-cell>
          <table:table-cell table:style-name="ce4" table:formula="of:=IF(TYPE([.A43])&gt;1; HEX2DEC([.A43]); &quot;&quot;)" office:value-type="float" office:value="4106" calcext:value-type="float">
            <text:p>410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1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Error code for the cup mechanism (bitmap)</text:p>
          </table:table-cell>
          <table:table-cell table:number-columns-repeated="16372"/>
        </table:table-row>
        <table:table-row table:style-name="ro1">
          <table:table-cell table:style-name="ce4" table:formula="of:=IF(TYPE([.A43])&gt;1; DEC2HEX(HEX2DEC([.A43])+1; 4); IF(TYPE([.A42])&gt;1; DEC2HEX(HEX2DEC([.A42])+1; 4); 0))" office:value-type="string" office:string-value="100B" calcext:value-type="string">
            <text:p>100B</text:p>
          </table:table-cell>
          <table:table-cell table:style-name="ce4" table:formula="of:=IF(TYPE([.A44])&gt;1; HEX2DEC([.A44]); &quot;&quot;)" office:value-type="float" office:value="4107" calcext:value-type="float">
            <text:p>410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2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44])&gt;1; DEC2HEX(HEX2DEC([.A44])+1; 4); IF(TYPE([.A43])&gt;1; DEC2HEX(HEX2DEC([.A43])+1; 4); 0))" office:value-type="string" office:string-value="100C" calcext:value-type="string">
            <text:p>100C</text:p>
          </table:table-cell>
          <table:table-cell table:style-name="ce4" table:formula="of:=IF(TYPE([.A45])&gt;1; HEX2DEC([.A45]); &quot;&quot;)" office:value-type="float" office:value="4108" calcext:value-type="float">
            <text:p>410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3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45])&gt;1; DEC2HEX(HEX2DEC([.A45])+1; 4); IF(TYPE([.A44])&gt;1; DEC2HEX(HEX2DEC([.A44])+1; 4); 0))" office:value-type="string" office:string-value="100D" calcext:value-type="string">
            <text:p>100D</text:p>
          </table:table-cell>
          <table:table-cell table:style-name="ce4" table:formula="of:=IF(TYPE([.A46])&gt;1; HEX2DEC([.A46]); &quot;&quot;)" office:value-type="float" office:value="4109" calcext:value-type="float">
            <text:p>410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1Last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Code of the last error for the cup mechanism</text:p>
          </table:table-cell>
          <table:table-cell table:number-columns-repeated="16372"/>
        </table:table-row>
        <table:table-row table:style-name="ro1">
          <table:table-cell table:style-name="ce4" table:formula="of:=IF(TYPE([.A46])&gt;1; DEC2HEX(HEX2DEC([.A46])+1; 4); IF(TYPE([.A45])&gt;1; DEC2HEX(HEX2DEC([.A45])+1; 4); 0))" office:value-type="string" office:string-value="100E" calcext:value-type="string">
            <text:p>100E</text:p>
          </table:table-cell>
          <table:table-cell table:style-name="ce4" table:formula="of:=IF(TYPE([.A47])&gt;1; HEX2DEC([.A47]); &quot;&quot;)" office:value-type="float" office:value="4110" calcext:value-type="float">
            <text:p>411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2Last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47])&gt;1; DEC2HEX(HEX2DEC([.A47])+1; 4); IF(TYPE([.A46])&gt;1; DEC2HEX(HEX2DEC([.A46])+1; 4); 0))" office:value-type="string" office:string-value="100F" calcext:value-type="string">
            <text:p>100F</text:p>
          </table:table-cell>
          <table:table-cell table:style-name="ce4" table:formula="of:=IF(TYPE([.A48])&gt;1; HEX2DEC([.A48]); &quot;&quot;)" office:value-type="float" office:value="4111" calcext:value-type="float">
            <text:p>411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3Last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48])&gt;1; DEC2HEX(HEX2DEC([.A48])+1; 4); IF(TYPE([.A47])&gt;1; DEC2HEX(HEX2DEC([.A47])+1; 4); 0))" office:value-type="string" office:string-value="1010" calcext:value-type="string">
            <text:p>1010</text:p>
          </table:table-cell>
          <table:table-cell table:style-name="ce4" table:formula="of:=IF(TYPE([.A49])&gt;1; HEX2DEC([.A49]); &quot;&quot;)" office:value-type="float" office:value="4112" calcext:value-type="float">
            <text:p>411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1ErrorStorage</text:p>
          </table:table-cell>
          <table:table-cell office:value-type="string" calcext:value-type="string">
            <text:p>Auxil. Modbus.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A bitwise OR of all errors for the cup mechanism; can be reset via Modbus</text:p>
          </table:table-cell>
          <table:table-cell table:number-columns-repeated="16372"/>
        </table:table-row>
        <table:table-row table:style-name="ro1">
          <table:table-cell table:style-name="ce4" table:formula="of:=IF(TYPE([.A49])&gt;1; DEC2HEX(HEX2DEC([.A49])+1; 4); IF(TYPE([.A48])&gt;1; DEC2HEX(HEX2DEC([.A48])+1; 4); 0))" office:value-type="string" office:string-value="1011" calcext:value-type="string">
            <text:p>1011</text:p>
          </table:table-cell>
          <table:table-cell table:style-name="ce4" table:formula="of:=IF(TYPE([.A50])&gt;1; HEX2DEC([.A50]); &quot;&quot;)" office:value-type="float" office:value="4113" calcext:value-type="float">
            <text:p>411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2ErrorStorage</text:p>
          </table:table-cell>
          <table:table-cell office:value-type="string" calcext:value-type="string">
            <text:p>Auxil. Modbus.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50])&gt;1; DEC2HEX(HEX2DEC([.A50])+1; 4); IF(TYPE([.A49])&gt;1; DEC2HEX(HEX2DEC([.A49])+1; 4); 0))" office:value-type="string" office:string-value="1012" calcext:value-type="string">
            <text:p>1012</text:p>
          </table:table-cell>
          <table:table-cell table:style-name="ce4" table:formula="of:=IF(TYPE([.A51])&gt;1; HEX2DEC([.A51]); &quot;&quot;)" office:value-type="float" office:value="4114" calcext:value-type="float">
            <text:p>411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3ErrorStorage</text:p>
          </table:table-cell>
          <table:table-cell office:value-type="string" calcext:value-type="string">
            <text:p>Auxil. Modbus.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/>
          <table:table-cell table:style-name="ce4" table:formula="of:=IF(TYPE([.A52])&gt;1; HEX2DEC([.A52]); &quot;&quot;)">
            <text:p/>
          </table:table-cell>
          <table:table-cell table:number-columns-repeated="16382"/>
        </table:table-row>
        <table:table-row table:style-name="ro1">
          <table:table-cell table:style-name="ce4" table:formula="of:=IF(TYPE([.A52])&gt;1; DEC2HEX(HEX2DEC([.A52])+1; 4); IF(TYPE([.A51])&gt;1; DEC2HEX(HEX2DEC([.A51])+1; 4); 0))" office:value-type="string" office:string-value="1013" calcext:value-type="string">
            <text:p>1013</text:p>
          </table:table-cell>
          <table:table-cell table:style-name="ce4" table:formula="of:=IF(TYPE([.A53])&gt;1; HEX2DEC([.A53]); &quot;&quot;)" office:value-type="float" office:value="4115" calcext:value-type="float">
            <text:p>411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stalledCups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The number of Faraday cups to be used</text:p>
          </table:table-cell>
          <table:table-cell table:number-columns-repeated="16372"/>
        </table:table-row>
        <table:table-row table:style-name="ro1">
          <table:table-cell table:style-name="ce4" table:formula="of:=IF(TYPE([.A53])&gt;1; DEC2HEX(HEX2DEC([.A53])+1; 4); IF(TYPE([.A52])&gt;1; DEC2HEX(HEX2DEC([.A52])+1; 4); 0))" office:value-type="string" office:string-value="1014" calcext:value-type="string">
            <text:p>1014</text:p>
          </table:table-cell>
          <table:table-cell table:style-name="ce4" table:formula="of:=IF(TYPE([.A54])&gt;1; HEX2DEC([.A54]); &quot;&quot;)" office:value-type="float" office:value="4116" calcext:value-type="float">
            <text:p>411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lectrodesInsideCup1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The number of electrodes installed in the Faraday cup</text:p>
          </table:table-cell>
          <table:table-cell table:number-columns-repeated="16372"/>
        </table:table-row>
        <table:table-row table:style-name="ro1">
          <table:table-cell table:style-name="ce4" table:formula="of:=IF(TYPE([.A54])&gt;1; DEC2HEX(HEX2DEC([.A54])+1; 4); IF(TYPE([.A53])&gt;1; DEC2HEX(HEX2DEC([.A53])+1; 4); 0))" office:value-type="string" office:string-value="1015" calcext:value-type="string">
            <text:p>1015</text:p>
          </table:table-cell>
          <table:table-cell table:style-name="ce4" table:formula="of:=IF(TYPE([.A55])&gt;1; HEX2DEC([.A55]); &quot;&quot;)" office:value-type="float" office:value="4117" calcext:value-type="float">
            <text:p>411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lectrodesInsideCup2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55])&gt;1; DEC2HEX(HEX2DEC([.A55])+1; 4); IF(TYPE([.A54])&gt;1; DEC2HEX(HEX2DEC([.A54])+1; 4); 0))" office:value-type="string" office:string-value="1016" calcext:value-type="string">
            <text:p>1016</text:p>
          </table:table-cell>
          <table:table-cell table:style-name="ce4" table:formula="of:=IF(TYPE([.A56])&gt;1; HEX2DEC([.A56]); &quot;&quot;)" office:value-type="float" office:value="4118" calcext:value-type="float">
            <text:p>411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lectrodesInsideCup3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56])&gt;1; DEC2HEX(HEX2DEC([.A56])+1; 4); IF(TYPE([.A55])&gt;1; DEC2HEX(HEX2DEC([.A55])+1; 4); 0))" office:value-type="string" office:string-value="1017" calcext:value-type="string">
            <text:p>1017</text:p>
          </table:table-cell>
          <table:table-cell table:style-name="ce4" table:formula="of:=IF(TYPE([.A57])&gt;1; HEX2DEC([.A57]); &quot;&quot;)" office:value-type="float" office:value="4119" calcext:value-type="float">
            <text:p>411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1Type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Type of the Faraday cup; 0 = pneumatic mechanism with 1 limit switch; 1 = motor mechnism with 2 limit switches</text:p>
          </table:table-cell>
          <table:table-cell table:number-columns-repeated="16372"/>
        </table:table-row>
        <table:table-row table:style-name="ro1">
          <table:table-cell table:style-name="ce4" table:formula="of:=IF(TYPE([.A57])&gt;1; DEC2HEX(HEX2DEC([.A57])+1; 4); IF(TYPE([.A56])&gt;1; DEC2HEX(HEX2DEC([.A56])+1; 4); 0))" office:value-type="string" office:string-value="1018" calcext:value-type="string">
            <text:p>1018</text:p>
          </table:table-cell>
          <table:table-cell table:style-name="ce4" table:formula="of:=IF(TYPE([.A58])&gt;1; HEX2DEC([.A58]); &quot;&quot;)" office:value-type="float" office:value="4120" calcext:value-type="float">
            <text:p>412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2Type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58])&gt;1; DEC2HEX(HEX2DEC([.A58])+1; 4); IF(TYPE([.A57])&gt;1; DEC2HEX(HEX2DEC([.A57])+1; 4); 0))" office:value-type="string" office:string-value="1019" calcext:value-type="string">
            <text:p>1019</text:p>
          </table:table-cell>
          <table:table-cell table:style-name="ce4" table:formula="of:=IF(TYPE([.A59])&gt;1; HEX2DEC([.A59]); &quot;&quot;)" office:value-type="float" office:value="4121" calcext:value-type="float">
            <text:p>412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p3Type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/>
          <table:table-cell table:style-name="ce4" table:formula="of:=IF(TYPE([.A60])&gt;1; HEX2DEC([.A60]); &quot;&quot;)">
            <text:p/>
          </table:table-cell>
          <table:table-cell table:number-columns-repeated="16382"/>
        </table:table-row>
        <table:table-row table:style-name="ro1">
          <table:table-cell table:style-name="ce4" table:formula="of:=IF(TYPE([.A60])&gt;1; DEC2HEX(HEX2DEC([.A60])+1; 4); IF(TYPE([.A59])&gt;1; DEC2HEX(HEX2DEC([.A59])+1; 4); 0))" office:value-type="string" office:string-value="101A" calcext:value-type="string">
            <text:p>101A</text:p>
          </table:table-cell>
          <table:table-cell table:style-name="ce4" table:formula="of:=IF(TYPE([.A61])&gt;1; HEX2DEC([.A61]); &quot;&quot;)" office:value-type="float" office:value="4122" calcext:value-type="float">
            <text:p>412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Gain1Offse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The int16 value represents the offset for cups 1–3, channels 1–4, and gains 1–2 (where Gain1 applies to ADC0 and Gain2 applies to ADC1)</text:p>
          </table:table-cell>
          <table:table-cell table:number-columns-repeated="16372"/>
        </table:table-row>
        <table:table-row table:style-name="ro1">
          <table:table-cell table:style-name="ce4" table:formula="of:=IF(TYPE([.A61])&gt;1; DEC2HEX(HEX2DEC([.A61])+1; 4); IF(TYPE([.A60])&gt;1; DEC2HEX(HEX2DEC([.A60])+1; 4); 0))" office:value-type="string" office:string-value="101B" calcext:value-type="string">
            <text:p>101B</text:p>
          </table:table-cell>
          <table:table-cell table:style-name="ce4" table:formula="of:=IF(TYPE([.A62])&gt;1; HEX2DEC([.A62]); &quot;&quot;)" office:value-type="float" office:value="4123" calcext:value-type="float">
            <text:p>412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Gain1Offse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62])&gt;1; DEC2HEX(HEX2DEC([.A62])+1; 4); IF(TYPE([.A61])&gt;1; DEC2HEX(HEX2DEC([.A61])+1; 4); 0))" office:value-type="string" office:string-value="101C" calcext:value-type="string">
            <text:p>101C</text:p>
          </table:table-cell>
          <table:table-cell table:style-name="ce4" table:formula="of:=IF(TYPE([.A63])&gt;1; HEX2DEC([.A63]); &quot;&quot;)" office:value-type="float" office:value="4124" calcext:value-type="float">
            <text:p>412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Gain1Offse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63])&gt;1; DEC2HEX(HEX2DEC([.A63])+1; 4); IF(TYPE([.A62])&gt;1; DEC2HEX(HEX2DEC([.A62])+1; 4); 0))" office:value-type="string" office:string-value="101D" calcext:value-type="string">
            <text:p>101D</text:p>
          </table:table-cell>
          <table:table-cell table:style-name="ce4" table:formula="of:=IF(TYPE([.A64])&gt;1; HEX2DEC([.A64]); &quot;&quot;)" office:value-type="float" office:value="4125" calcext:value-type="float">
            <text:p>412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Gain1Offse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64])&gt;1; DEC2HEX(HEX2DEC([.A64])+1; 4); IF(TYPE([.A63])&gt;1; DEC2HEX(HEX2DEC([.A63])+1; 4); 0))" office:value-type="string" office:string-value="101E" calcext:value-type="string">
            <text:p>101E</text:p>
          </table:table-cell>
          <table:table-cell table:style-name="ce4" table:formula="of:=IF(TYPE([.A65])&gt;1; HEX2DEC([.A65]); &quot;&quot;)" office:value-type="float" office:value="4126" calcext:value-type="float">
            <text:p>412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Gain1Offse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65])&gt;1; DEC2HEX(HEX2DEC([.A65])+1; 4); IF(TYPE([.A64])&gt;1; DEC2HEX(HEX2DEC([.A64])+1; 4); 0))" office:value-type="string" office:string-value="101F" calcext:value-type="string">
            <text:p>101F</text:p>
          </table:table-cell>
          <table:table-cell table:style-name="ce4" table:formula="of:=IF(TYPE([.A66])&gt;1; HEX2DEC([.A66]); &quot;&quot;)" office:value-type="float" office:value="4127" calcext:value-type="float">
            <text:p>412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Gain1Offse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66])&gt;1; DEC2HEX(HEX2DEC([.A66])+1; 4); IF(TYPE([.A65])&gt;1; DEC2HEX(HEX2DEC([.A65])+1; 4); 0))" office:value-type="string" office:string-value="1020" calcext:value-type="string">
            <text:p>1020</text:p>
          </table:table-cell>
          <table:table-cell table:style-name="ce4" table:formula="of:=IF(TYPE([.A67])&gt;1; HEX2DEC([.A67]); &quot;&quot;)" office:value-type="float" office:value="4128" calcext:value-type="float">
            <text:p>412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Gain1Offse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67])&gt;1; DEC2HEX(HEX2DEC([.A67])+1; 4); IF(TYPE([.A66])&gt;1; DEC2HEX(HEX2DEC([.A66])+1; 4); 0))" office:value-type="string" office:string-value="1021" calcext:value-type="string">
            <text:p>1021</text:p>
          </table:table-cell>
          <table:table-cell table:style-name="ce4" table:formula="of:=IF(TYPE([.A68])&gt;1; HEX2DEC([.A68]); &quot;&quot;)" office:value-type="float" office:value="4129" calcext:value-type="float">
            <text:p>412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Gain1Offse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68])&gt;1; DEC2HEX(HEX2DEC([.A68])+1; 4); IF(TYPE([.A67])&gt;1; DEC2HEX(HEX2DEC([.A67])+1; 4); 0))" office:value-type="string" office:string-value="1022" calcext:value-type="string">
            <text:p>1022</text:p>
          </table:table-cell>
          <table:table-cell table:style-name="ce4" table:formula="of:=IF(TYPE([.A69])&gt;1; HEX2DEC([.A69]); &quot;&quot;)" office:value-type="float" office:value="4130" calcext:value-type="float">
            <text:p>413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Gain1Offse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69])&gt;1; DEC2HEX(HEX2DEC([.A69])+1; 4); IF(TYPE([.A68])&gt;1; DEC2HEX(HEX2DEC([.A68])+1; 4); 0))" office:value-type="string" office:string-value="1023" calcext:value-type="string">
            <text:p>1023</text:p>
          </table:table-cell>
          <table:table-cell table:style-name="ce4" table:formula="of:=IF(TYPE([.A70])&gt;1; HEX2DEC([.A70]); &quot;&quot;)" office:value-type="float" office:value="4131" calcext:value-type="float">
            <text:p>413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Gain1Offse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70])&gt;1; DEC2HEX(HEX2DEC([.A70])+1; 4); IF(TYPE([.A69])&gt;1; DEC2HEX(HEX2DEC([.A69])+1; 4); 0))" office:value-type="string" office:string-value="1024" calcext:value-type="string">
            <text:p>1024</text:p>
          </table:table-cell>
          <table:table-cell table:style-name="ce4" table:formula="of:=IF(TYPE([.A71])&gt;1; HEX2DEC([.A71]); &quot;&quot;)" office:value-type="float" office:value="4132" calcext:value-type="float">
            <text:p>413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Gain1Offse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71])&gt;1; DEC2HEX(HEX2DEC([.A71])+1; 4); IF(TYPE([.A70])&gt;1; DEC2HEX(HEX2DEC([.A70])+1; 4); 0))" office:value-type="string" office:string-value="1025" calcext:value-type="string">
            <text:p>1025</text:p>
          </table:table-cell>
          <table:table-cell table:style-name="ce4" table:formula="of:=IF(TYPE([.A72])&gt;1; HEX2DEC([.A72]); &quot;&quot;)" office:value-type="float" office:value="4133" calcext:value-type="float">
            <text:p>413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Gain1Offse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72])&gt;1; DEC2HEX(HEX2DEC([.A72])+1; 4); IF(TYPE([.A71])&gt;1; DEC2HEX(HEX2DEC([.A71])+1; 4); 0))" office:value-type="string" office:string-value="1026" calcext:value-type="string">
            <text:p>1026</text:p>
          </table:table-cell>
          <table:table-cell table:style-name="ce4" table:formula="of:=IF(TYPE([.A73])&gt;1; HEX2DEC([.A73]); &quot;&quot;)" office:value-type="float" office:value="4134" calcext:value-type="float">
            <text:p>413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Gain2Offse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73])&gt;1; DEC2HEX(HEX2DEC([.A73])+1; 4); IF(TYPE([.A72])&gt;1; DEC2HEX(HEX2DEC([.A72])+1; 4); 0))" office:value-type="string" office:string-value="1027" calcext:value-type="string">
            <text:p>1027</text:p>
          </table:table-cell>
          <table:table-cell table:style-name="ce4" table:formula="of:=IF(TYPE([.A74])&gt;1; HEX2DEC([.A74]); &quot;&quot;)" office:value-type="float" office:value="4135" calcext:value-type="float">
            <text:p>413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Gain2Offse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74])&gt;1; DEC2HEX(HEX2DEC([.A74])+1; 4); IF(TYPE([.A73])&gt;1; DEC2HEX(HEX2DEC([.A73])+1; 4); 0))" office:value-type="string" office:string-value="1028" calcext:value-type="string">
            <text:p>1028</text:p>
          </table:table-cell>
          <table:table-cell table:style-name="ce4" table:formula="of:=IF(TYPE([.A75])&gt;1; HEX2DEC([.A75]); &quot;&quot;)" office:value-type="float" office:value="4136" calcext:value-type="float">
            <text:p>413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Gain2Offse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75])&gt;1; DEC2HEX(HEX2DEC([.A75])+1; 4); IF(TYPE([.A74])&gt;1; DEC2HEX(HEX2DEC([.A74])+1; 4); 0))" office:value-type="string" office:string-value="1029" calcext:value-type="string">
            <text:p>1029</text:p>
          </table:table-cell>
          <table:table-cell table:style-name="ce4" table:formula="of:=IF(TYPE([.A76])&gt;1; HEX2DEC([.A76]); &quot;&quot;)" office:value-type="float" office:value="4137" calcext:value-type="float">
            <text:p>413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Gain2Offse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76])&gt;1; DEC2HEX(HEX2DEC([.A76])+1; 4); IF(TYPE([.A75])&gt;1; DEC2HEX(HEX2DEC([.A75])+1; 4); 0))" office:value-type="string" office:string-value="102A" calcext:value-type="string">
            <text:p>102A</text:p>
          </table:table-cell>
          <table:table-cell table:style-name="ce4" table:formula="of:=IF(TYPE([.A77])&gt;1; HEX2DEC([.A77]); &quot;&quot;)" office:value-type="float" office:value="4138" calcext:value-type="float">
            <text:p>413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Gain2Offse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77])&gt;1; DEC2HEX(HEX2DEC([.A77])+1; 4); IF(TYPE([.A76])&gt;1; DEC2HEX(HEX2DEC([.A76])+1; 4); 0))" office:value-type="string" office:string-value="102B" calcext:value-type="string">
            <text:p>102B</text:p>
          </table:table-cell>
          <table:table-cell table:style-name="ce4" table:formula="of:=IF(TYPE([.A78])&gt;1; HEX2DEC([.A78]); &quot;&quot;)" office:value-type="float" office:value="4139" calcext:value-type="float">
            <text:p>413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Gain2Offse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78])&gt;1; DEC2HEX(HEX2DEC([.A78])+1; 4); IF(TYPE([.A77])&gt;1; DEC2HEX(HEX2DEC([.A77])+1; 4); 0))" office:value-type="string" office:string-value="102C" calcext:value-type="string">
            <text:p>102C</text:p>
          </table:table-cell>
          <table:table-cell table:style-name="ce4" table:formula="of:=IF(TYPE([.A79])&gt;1; HEX2DEC([.A79]); &quot;&quot;)" office:value-type="float" office:value="4140" calcext:value-type="float">
            <text:p>414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Gain2Offse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79])&gt;1; DEC2HEX(HEX2DEC([.A79])+1; 4); IF(TYPE([.A78])&gt;1; DEC2HEX(HEX2DEC([.A78])+1; 4); 0))" office:value-type="string" office:string-value="102D" calcext:value-type="string">
            <text:p>102D</text:p>
          </table:table-cell>
          <table:table-cell table:style-name="ce4" table:formula="of:=IF(TYPE([.A80])&gt;1; HEX2DEC([.A80]); &quot;&quot;)" office:value-type="float" office:value="4141" calcext:value-type="float">
            <text:p>414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Gain2Offse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80])&gt;1; DEC2HEX(HEX2DEC([.A80])+1; 4); IF(TYPE([.A79])&gt;1; DEC2HEX(HEX2DEC([.A79])+1; 4); 0))" office:value-type="string" office:string-value="102E" calcext:value-type="string">
            <text:p>102E</text:p>
          </table:table-cell>
          <table:table-cell table:style-name="ce4" table:formula="of:=IF(TYPE([.A81])&gt;1; HEX2DEC([.A81]); &quot;&quot;)" office:value-type="float" office:value="4142" calcext:value-type="float">
            <text:p>414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Gain2Offse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81])&gt;1; DEC2HEX(HEX2DEC([.A81])+1; 4); IF(TYPE([.A80])&gt;1; DEC2HEX(HEX2DEC([.A80])+1; 4); 0))" office:value-type="string" office:string-value="102F" calcext:value-type="string">
            <text:p>102F</text:p>
          </table:table-cell>
          <table:table-cell table:style-name="ce4" table:formula="of:=IF(TYPE([.A82])&gt;1; HEX2DEC([.A82]); &quot;&quot;)" office:value-type="float" office:value="4143" calcext:value-type="float">
            <text:p>414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Gain2Offse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82])&gt;1; DEC2HEX(HEX2DEC([.A82])+1; 4); IF(TYPE([.A81])&gt;1; DEC2HEX(HEX2DEC([.A81])+1; 4); 0))" office:value-type="string" office:string-value="1030" calcext:value-type="string">
            <text:p>1030</text:p>
          </table:table-cell>
          <table:table-cell table:style-name="ce4" table:formula="of:=IF(TYPE([.A83])&gt;1; HEX2DEC([.A83]); &quot;&quot;)" office:value-type="float" office:value="4144" calcext:value-type="float">
            <text:p>414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Gain2Offse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83])&gt;1; DEC2HEX(HEX2DEC([.A83])+1; 4); IF(TYPE([.A82])&gt;1; DEC2HEX(HEX2DEC([.A82])+1; 4); 0))" office:value-type="string" office:string-value="1031" calcext:value-type="string">
            <text:p>1031</text:p>
          </table:table-cell>
          <table:table-cell table:style-name="ce4" table:formula="of:=IF(TYPE([.A84])&gt;1; HEX2DEC([.A84]); &quot;&quot;)" office:value-type="float" office:value="4145" calcext:value-type="float">
            <text:p>414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Gain2Offse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/>
          <table:table-cell table:style-name="ce4" table:formula="of:=IF(TYPE([.A85])&gt;1; HEX2DEC([.A85]); &quot;&quot;)">
            <text:p/>
          </table:table-cell>
          <table:table-cell table:number-columns-repeated="16382"/>
        </table:table-row>
        <table:table-row table:style-name="ro1">
          <table:table-cell table:style-name="ce4" table:formula="of:=IF(TYPE([.A85])&gt;1; DEC2HEX(HEX2DEC([.A85])+1; 4); IF(TYPE([.A84])&gt;1; DEC2HEX(HEX2DEC([.A84])+1; 4); 0))" office:value-type="string" office:string-value="1032" calcext:value-type="string">
            <text:p>1032</text:p>
          </table:table-cell>
          <table:table-cell table:style-name="ce4" table:formula="of:=IF(TYPE([.A86])&gt;1; HEX2DEC([.A86]); &quot;&quot;)" office:value-type="float" office:value="4146" calcext:value-type="float">
            <text:p>414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Gain1Factor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The uint16 value represents the ratio for cups 1–3, channels 1–4, and gains 1–2 (where Gain1 applies to ADC0 and Gain2 applies to ADC1)</text:p>
          </table:table-cell>
          <table:table-cell table:number-columns-repeated="16372"/>
        </table:table-row>
        <table:table-row table:style-name="ro1">
          <table:table-cell table:style-name="ce4" table:formula="of:=IF(TYPE([.A86])&gt;1; DEC2HEX(HEX2DEC([.A86])+1; 4); IF(TYPE([.A85])&gt;1; DEC2HEX(HEX2DEC([.A85])+1; 4); 0))" office:value-type="string" office:string-value="1033" calcext:value-type="string">
            <text:p>1033</text:p>
          </table:table-cell>
          <table:table-cell table:style-name="ce4" table:formula="of:=IF(TYPE([.A87])&gt;1; HEX2DEC([.A87]); &quot;&quot;)" office:value-type="float" office:value="4147" calcext:value-type="float">
            <text:p>414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Gain1Factor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87])&gt;1; DEC2HEX(HEX2DEC([.A87])+1; 4); IF(TYPE([.A86])&gt;1; DEC2HEX(HEX2DEC([.A86])+1; 4); 0))" office:value-type="string" office:string-value="1034" calcext:value-type="string">
            <text:p>1034</text:p>
          </table:table-cell>
          <table:table-cell table:style-name="ce4" table:formula="of:=IF(TYPE([.A88])&gt;1; HEX2DEC([.A88]); &quot;&quot;)" office:value-type="float" office:value="4148" calcext:value-type="float">
            <text:p>414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Gain1Factor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88])&gt;1; DEC2HEX(HEX2DEC([.A88])+1; 4); IF(TYPE([.A87])&gt;1; DEC2HEX(HEX2DEC([.A87])+1; 4); 0))" office:value-type="string" office:string-value="1035" calcext:value-type="string">
            <text:p>1035</text:p>
          </table:table-cell>
          <table:table-cell table:style-name="ce4" table:formula="of:=IF(TYPE([.A89])&gt;1; HEX2DEC([.A89]); &quot;&quot;)" office:value-type="float" office:value="4149" calcext:value-type="float">
            <text:p>414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Gain1Factor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89])&gt;1; DEC2HEX(HEX2DEC([.A89])+1; 4); IF(TYPE([.A88])&gt;1; DEC2HEX(HEX2DEC([.A88])+1; 4); 0))" office:value-type="string" office:string-value="1036" calcext:value-type="string">
            <text:p>1036</text:p>
          </table:table-cell>
          <table:table-cell table:style-name="ce4" table:formula="of:=IF(TYPE([.A90])&gt;1; HEX2DEC([.A90]); &quot;&quot;)" office:value-type="float" office:value="4150" calcext:value-type="float">
            <text:p>415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Gain1Factor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90])&gt;1; DEC2HEX(HEX2DEC([.A90])+1; 4); IF(TYPE([.A89])&gt;1; DEC2HEX(HEX2DEC([.A89])+1; 4); 0))" office:value-type="string" office:string-value="1037" calcext:value-type="string">
            <text:p>1037</text:p>
          </table:table-cell>
          <table:table-cell table:style-name="ce4" table:formula="of:=IF(TYPE([.A91])&gt;1; HEX2DEC([.A91]); &quot;&quot;)" office:value-type="float" office:value="4151" calcext:value-type="float">
            <text:p>415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Gain1Factor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91])&gt;1; DEC2HEX(HEX2DEC([.A91])+1; 4); IF(TYPE([.A90])&gt;1; DEC2HEX(HEX2DEC([.A90])+1; 4); 0))" office:value-type="string" office:string-value="1038" calcext:value-type="string">
            <text:p>1038</text:p>
          </table:table-cell>
          <table:table-cell table:style-name="ce4" table:formula="of:=IF(TYPE([.A92])&gt;1; HEX2DEC([.A92]); &quot;&quot;)" office:value-type="float" office:value="4152" calcext:value-type="float">
            <text:p>415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Gain1Factor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92])&gt;1; DEC2HEX(HEX2DEC([.A92])+1; 4); IF(TYPE([.A91])&gt;1; DEC2HEX(HEX2DEC([.A91])+1; 4); 0))" office:value-type="string" office:string-value="1039" calcext:value-type="string">
            <text:p>1039</text:p>
          </table:table-cell>
          <table:table-cell table:style-name="ce4" table:formula="of:=IF(TYPE([.A93])&gt;1; HEX2DEC([.A93]); &quot;&quot;)" office:value-type="float" office:value="4153" calcext:value-type="float">
            <text:p>415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Gain1Factor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93])&gt;1; DEC2HEX(HEX2DEC([.A93])+1; 4); IF(TYPE([.A92])&gt;1; DEC2HEX(HEX2DEC([.A92])+1; 4); 0))" office:value-type="string" office:string-value="103A" calcext:value-type="string">
            <text:p>103A</text:p>
          </table:table-cell>
          <table:table-cell table:style-name="ce4" table:formula="of:=IF(TYPE([.A94])&gt;1; HEX2DEC([.A94]); &quot;&quot;)" office:value-type="float" office:value="4154" calcext:value-type="float">
            <text:p>415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Gain1Factor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94])&gt;1; DEC2HEX(HEX2DEC([.A94])+1; 4); IF(TYPE([.A93])&gt;1; DEC2HEX(HEX2DEC([.A93])+1; 4); 0))" office:value-type="string" office:string-value="103B" calcext:value-type="string">
            <text:p>103B</text:p>
          </table:table-cell>
          <table:table-cell table:style-name="ce4" table:formula="of:=IF(TYPE([.A95])&gt;1; HEX2DEC([.A95]); &quot;&quot;)" office:value-type="float" office:value="4155" calcext:value-type="float">
            <text:p>415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Gain1Factor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95])&gt;1; DEC2HEX(HEX2DEC([.A95])+1; 4); IF(TYPE([.A94])&gt;1; DEC2HEX(HEX2DEC([.A94])+1; 4); 0))" office:value-type="string" office:string-value="103C" calcext:value-type="string">
            <text:p>103C</text:p>
          </table:table-cell>
          <table:table-cell table:style-name="ce4" table:formula="of:=IF(TYPE([.A96])&gt;1; HEX2DEC([.A96]); &quot;&quot;)" office:value-type="float" office:value="4156" calcext:value-type="float">
            <text:p>415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Gain1Factor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96])&gt;1; DEC2HEX(HEX2DEC([.A96])+1; 4); IF(TYPE([.A95])&gt;1; DEC2HEX(HEX2DEC([.A95])+1; 4); 0))" office:value-type="string" office:string-value="103D" calcext:value-type="string">
            <text:p>103D</text:p>
          </table:table-cell>
          <table:table-cell table:style-name="ce4" table:formula="of:=IF(TYPE([.A97])&gt;1; HEX2DEC([.A97]); &quot;&quot;)" office:value-type="float" office:value="4157" calcext:value-type="float">
            <text:p>415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Gain1Factor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97])&gt;1; DEC2HEX(HEX2DEC([.A97])+1; 4); IF(TYPE([.A96])&gt;1; DEC2HEX(HEX2DEC([.A96])+1; 4); 0))" office:value-type="string" office:string-value="103E" calcext:value-type="string">
            <text:p>103E</text:p>
          </table:table-cell>
          <table:table-cell table:style-name="ce4" table:formula="of:=IF(TYPE([.A98])&gt;1; HEX2DEC([.A98]); &quot;&quot;)" office:value-type="float" office:value="4158" calcext:value-type="float">
            <text:p>415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Gain2Factor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98])&gt;1; DEC2HEX(HEX2DEC([.A98])+1; 4); IF(TYPE([.A97])&gt;1; DEC2HEX(HEX2DEC([.A97])+1; 4); 0))" office:value-type="string" office:string-value="103F" calcext:value-type="string">
            <text:p>103F</text:p>
          </table:table-cell>
          <table:table-cell table:style-name="ce4" table:formula="of:=IF(TYPE([.A99])&gt;1; HEX2DEC([.A99]); &quot;&quot;)" office:value-type="float" office:value="4159" calcext:value-type="float">
            <text:p>415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Gain2Factor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99])&gt;1; DEC2HEX(HEX2DEC([.A99])+1; 4); IF(TYPE([.A98])&gt;1; DEC2HEX(HEX2DEC([.A98])+1; 4); 0))" office:value-type="string" office:string-value="1040" calcext:value-type="string">
            <text:p>1040</text:p>
          </table:table-cell>
          <table:table-cell table:style-name="ce4" table:formula="of:=IF(TYPE([.A100])&gt;1; HEX2DEC([.A100]); &quot;&quot;)" office:value-type="float" office:value="4160" calcext:value-type="float">
            <text:p>416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Gain2Factor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100])&gt;1; DEC2HEX(HEX2DEC([.A100])+1; 4); IF(TYPE([.A99])&gt;1; DEC2HEX(HEX2DEC([.A99])+1; 4); 0))" office:value-type="string" office:string-value="1041" calcext:value-type="string">
            <text:p>1041</text:p>
          </table:table-cell>
          <table:table-cell table:style-name="ce4" table:formula="of:=IF(TYPE([.A101])&gt;1; HEX2DEC([.A101]); &quot;&quot;)" office:value-type="float" office:value="4161" calcext:value-type="float">
            <text:p>416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Gain2Factor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101])&gt;1; DEC2HEX(HEX2DEC([.A101])+1; 4); IF(TYPE([.A100])&gt;1; DEC2HEX(HEX2DEC([.A100])+1; 4); 0))" office:value-type="string" office:string-value="1042" calcext:value-type="string">
            <text:p>1042</text:p>
          </table:table-cell>
          <table:table-cell table:style-name="ce4" table:formula="of:=IF(TYPE([.A102])&gt;1; HEX2DEC([.A102]); &quot;&quot;)" office:value-type="float" office:value="4162" calcext:value-type="float">
            <text:p>416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Gain2Factor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102])&gt;1; DEC2HEX(HEX2DEC([.A102])+1; 4); IF(TYPE([.A101])&gt;1; DEC2HEX(HEX2DEC([.A101])+1; 4); 0))" office:value-type="string" office:string-value="1043" calcext:value-type="string">
            <text:p>1043</text:p>
          </table:table-cell>
          <table:table-cell table:style-name="ce4" table:formula="of:=IF(TYPE([.A103])&gt;1; HEX2DEC([.A103]); &quot;&quot;)" office:value-type="float" office:value="4163" calcext:value-type="float">
            <text:p>416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Gain2Factor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103])&gt;1; DEC2HEX(HEX2DEC([.A103])+1; 4); IF(TYPE([.A102])&gt;1; DEC2HEX(HEX2DEC([.A102])+1; 4); 0))" office:value-type="string" office:string-value="1044" calcext:value-type="string">
            <text:p>1044</text:p>
          </table:table-cell>
          <table:table-cell table:style-name="ce4" table:formula="of:=IF(TYPE([.A104])&gt;1; HEX2DEC([.A104]); &quot;&quot;)" office:value-type="float" office:value="4164" calcext:value-type="float">
            <text:p>416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Gain2Factor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104])&gt;1; DEC2HEX(HEX2DEC([.A104])+1; 4); IF(TYPE([.A103])&gt;1; DEC2HEX(HEX2DEC([.A103])+1; 4); 0))" office:value-type="string" office:string-value="1045" calcext:value-type="string">
            <text:p>1045</text:p>
          </table:table-cell>
          <table:table-cell table:style-name="ce4" table:formula="of:=IF(TYPE([.A105])&gt;1; HEX2DEC([.A105]); &quot;&quot;)" office:value-type="float" office:value="4165" calcext:value-type="float">
            <text:p>416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Gain2Factor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105])&gt;1; DEC2HEX(HEX2DEC([.A105])+1; 4); IF(TYPE([.A104])&gt;1; DEC2HEX(HEX2DEC([.A104])+1; 4); 0))" office:value-type="string" office:string-value="1046" calcext:value-type="string">
            <text:p>1046</text:p>
          </table:table-cell>
          <table:table-cell table:style-name="ce4" table:formula="of:=IF(TYPE([.A106])&gt;1; HEX2DEC([.A106]); &quot;&quot;)" office:value-type="float" office:value="4166" calcext:value-type="float">
            <text:p>416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Gain2Factor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106])&gt;1; DEC2HEX(HEX2DEC([.A106])+1; 4); IF(TYPE([.A105])&gt;1; DEC2HEX(HEX2DEC([.A105])+1; 4); 0))" office:value-type="string" office:string-value="1047" calcext:value-type="string">
            <text:p>1047</text:p>
          </table:table-cell>
          <table:table-cell table:style-name="ce4" table:formula="of:=IF(TYPE([.A107])&gt;1; HEX2DEC([.A107]); &quot;&quot;)" office:value-type="float" office:value="4167" calcext:value-type="float">
            <text:p>416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Gain2Factor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107])&gt;1; DEC2HEX(HEX2DEC([.A107])+1; 4); IF(TYPE([.A106])&gt;1; DEC2HEX(HEX2DEC([.A106])+1; 4); 0))" office:value-type="string" office:string-value="1048" calcext:value-type="string">
            <text:p>1048</text:p>
          </table:table-cell>
          <table:table-cell table:style-name="ce4" table:formula="of:=IF(TYPE([.A108])&gt;1; HEX2DEC([.A108]); &quot;&quot;)" office:value-type="float" office:value="4168" calcext:value-type="float">
            <text:p>416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Gain2Factor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108])&gt;1; DEC2HEX(HEX2DEC([.A108])+1; 4); IF(TYPE([.A107])&gt;1; DEC2HEX(HEX2DEC([.A107])+1; 4); 0))" office:value-type="string" office:string-value="1049" calcext:value-type="string">
            <text:p>1049</text:p>
          </table:table-cell>
          <table:table-cell table:style-name="ce4" table:formula="of:=IF(TYPE([.A109])&gt;1; HEX2DEC([.A109]); &quot;&quot;)" office:value-type="float" office:value="4169" calcext:value-type="float">
            <text:p>416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Gain2Factor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/>
          <table:table-cell table:style-name="ce4" table:formula="of:=IF(TYPE([.A110])&gt;1; HEX2DEC([.A110]); &quot;&quot;)">
            <text:p/>
          </table:table-cell>
          <table:table-cell table:number-columns-repeated="16382"/>
        </table:table-row>
        <table:table-row table:style-name="ro1">
          <table:table-cell table:style-name="ce4" table:formula="of:=IF(TYPE([.A110])&gt;1; DEC2HEX(HEX2DEC([.A110])+1; 4); IF(TYPE([.A109])&gt;1; DEC2HEX(HEX2DEC([.A109])+1; 4); 0))" office:value-type="string" office:string-value="104A" calcext:value-type="string">
            <text:p>104A</text:p>
          </table:table-cell>
          <table:table-cell table:style-name="ce4" table:formula="of:=IF(TYPE([.A111])&gt;1; HEX2DEC([.A111]); &quot;&quot;)" office:value-type="float" office:value="4170" calcext:value-type="float">
            <text:p>417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angeChangeThreshold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The threshold value for the signal with higher gain (ADC1); if ADC1 is less than RangeChangeThreshold, use ADC1 in the calculation; otherwise, use ADC0 (i.e., the signal with lower gain).</text:p>
          </table:table-cell>
          <table:table-cell table:number-columns-repeated="16372"/>
        </table:table-row>
        <table:table-row table:style-name="ro1">
          <table:table-cell/>
          <table:table-cell table:style-name="ce4" table:formula="of:=IF(TYPE([.A112])&gt;1; HEX2DEC([.A112]); &quot;&quot;)">
            <text:p/>
          </table:table-cell>
          <table:table-cell table:number-columns-repeated="7"/>
          <table:table-cell table:style-name="ce1" table:number-columns-repeated="2"/>
          <table:table-cell table:number-columns-repeated="16373"/>
        </table:table-row>
        <table:table-row table:style-name="ro1">
          <table:table-cell table:style-name="ce4" table:formula="of:=IF(TYPE([.A112])&gt;1; DEC2HEX(HEX2DEC([.A112])+1; 4); IF(TYPE([.A111])&gt;1; DEC2HEX(HEX2DEC([.A111])+1; 4); 0))" office:value-type="string" office:string-value="104B" calcext:value-type="string">
            <text:p>104B</text:p>
          </table:table-cell>
          <table:table-cell table:style-name="ce4" table:formula="of:=IF(TYPE([.A113])&gt;1; HEX2DEC([.A113]); &quot;&quot;)" office:value-type="float" office:value="4171" calcext:value-type="float">
            <text:p>417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LowerLimi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113])&gt;1; DEC2HEX(HEX2DEC([.A113])+1; 4); IF(TYPE([.A112])&gt;1; DEC2HEX(HEX2DEC([.A112])+1; 4); 0))" office:value-type="string" office:string-value="104C" calcext:value-type="string">
            <text:p>104C</text:p>
          </table:table-cell>
          <table:table-cell table:style-name="ce4" table:formula="of:=IF(TYPE([.A114])&gt;1; HEX2DEC([.A114]); &quot;&quot;)" office:value-type="float" office:value="4172" calcext:value-type="float">
            <text:p>417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LowerLimi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114])&gt;1; DEC2HEX(HEX2DEC([.A114])+1; 4); IF(TYPE([.A113])&gt;1; DEC2HEX(HEX2DEC([.A113])+1; 4); 0))" office:value-type="string" office:string-value="104D" calcext:value-type="string">
            <text:p>104D</text:p>
          </table:table-cell>
          <table:table-cell table:style-name="ce4" table:formula="of:=IF(TYPE([.A115])&gt;1; HEX2DEC([.A115]); &quot;&quot;)" office:value-type="float" office:value="4173" calcext:value-type="float">
            <text:p>417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LowerLimi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115])&gt;1; DEC2HEX(HEX2DEC([.A115])+1; 4); IF(TYPE([.A114])&gt;1; DEC2HEX(HEX2DEC([.A114])+1; 4); 0))" office:value-type="string" office:string-value="104E" calcext:value-type="string">
            <text:p>104E</text:p>
          </table:table-cell>
          <table:table-cell table:style-name="ce4" table:formula="of:=IF(TYPE([.A116])&gt;1; HEX2DEC([.A116]); &quot;&quot;)" office:value-type="float" office:value="4174" calcext:value-type="float">
            <text:p>417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LowerLimi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116])&gt;1; DEC2HEX(HEX2DEC([.A116])+1; 4); IF(TYPE([.A115])&gt;1; DEC2HEX(HEX2DEC([.A115])+1; 4); 0))" office:value-type="string" office:string-value="104F" calcext:value-type="string">
            <text:p>104F</text:p>
          </table:table-cell>
          <table:table-cell table:style-name="ce4" table:formula="of:=IF(TYPE([.A117])&gt;1; HEX2DEC([.A117]); &quot;&quot;)" office:value-type="float" office:value="4175" calcext:value-type="float">
            <text:p>417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LowerLimi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117])&gt;1; DEC2HEX(HEX2DEC([.A117])+1; 4); IF(TYPE([.A116])&gt;1; DEC2HEX(HEX2DEC([.A116])+1; 4); 0))" office:value-type="string" office:string-value="1050" calcext:value-type="string">
            <text:p>1050</text:p>
          </table:table-cell>
          <table:table-cell table:style-name="ce4" table:formula="of:=IF(TYPE([.A118])&gt;1; HEX2DEC([.A118]); &quot;&quot;)" office:value-type="float" office:value="4176" calcext:value-type="float">
            <text:p>417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LowerLimi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118])&gt;1; DEC2HEX(HEX2DEC([.A118])+1; 4); IF(TYPE([.A117])&gt;1; DEC2HEX(HEX2DEC([.A117])+1; 4); 0))" office:value-type="string" office:string-value="1051" calcext:value-type="string">
            <text:p>1051</text:p>
          </table:table-cell>
          <table:table-cell table:style-name="ce4" table:formula="of:=IF(TYPE([.A119])&gt;1; HEX2DEC([.A119]); &quot;&quot;)" office:value-type="float" office:value="4177" calcext:value-type="float">
            <text:p>417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LowerLimi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119])&gt;1; DEC2HEX(HEX2DEC([.A119])+1; 4); IF(TYPE([.A118])&gt;1; DEC2HEX(HEX2DEC([.A118])+1; 4); 0))" office:value-type="string" office:string-value="1052" calcext:value-type="string">
            <text:p>1052</text:p>
          </table:table-cell>
          <table:table-cell table:style-name="ce4" table:formula="of:=IF(TYPE([.A120])&gt;1; HEX2DEC([.A120]); &quot;&quot;)" office:value-type="float" office:value="4178" calcext:value-type="float">
            <text:p>417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LowerLimi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120])&gt;1; DEC2HEX(HEX2DEC([.A120])+1; 4); IF(TYPE([.A119])&gt;1; DEC2HEX(HEX2DEC([.A119])+1; 4); 0))" office:value-type="string" office:string-value="1053" calcext:value-type="string">
            <text:p>1053</text:p>
          </table:table-cell>
          <table:table-cell table:style-name="ce4" table:formula="of:=IF(TYPE([.A121])&gt;1; HEX2DEC([.A121]); &quot;&quot;)" office:value-type="float" office:value="4179" calcext:value-type="float">
            <text:p>417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LowerLimi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121])&gt;1; DEC2HEX(HEX2DEC([.A121])+1; 4); IF(TYPE([.A120])&gt;1; DEC2HEX(HEX2DEC([.A120])+1; 4); 0))" office:value-type="string" office:string-value="1054" calcext:value-type="string">
            <text:p>1054</text:p>
          </table:table-cell>
          <table:table-cell table:style-name="ce4" table:formula="of:=IF(TYPE([.A122])&gt;1; HEX2DEC([.A122]); &quot;&quot;)" office:value-type="float" office:value="4180" calcext:value-type="float">
            <text:p>418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LowerLimi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122])&gt;1; DEC2HEX(HEX2DEC([.A122])+1; 4); IF(TYPE([.A121])&gt;1; DEC2HEX(HEX2DEC([.A121])+1; 4); 0))" office:value-type="string" office:string-value="1055" calcext:value-type="string">
            <text:p>1055</text:p>
          </table:table-cell>
          <table:table-cell table:style-name="ce4" table:formula="of:=IF(TYPE([.A123])&gt;1; HEX2DEC([.A123]); &quot;&quot;)" office:value-type="float" office:value="4181" calcext:value-type="float">
            <text:p>418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LowerLimi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123])&gt;1; DEC2HEX(HEX2DEC([.A123])+1; 4); IF(TYPE([.A122])&gt;1; DEC2HEX(HEX2DEC([.A122])+1; 4); 0))" office:value-type="string" office:string-value="1056" calcext:value-type="string">
            <text:p>1056</text:p>
          </table:table-cell>
          <table:table-cell table:style-name="ce4" table:formula="of:=IF(TYPE([.A124])&gt;1; HEX2DEC([.A124]); &quot;&quot;)" office:value-type="float" office:value="4182" calcext:value-type="float">
            <text:p>418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LowerLimi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/>
          <table:table-cell table:style-name="ce4" table:formula="of:=IF(TYPE([.A125])&gt;1; HEX2DEC([.A125]); &quot;&quot;)">
            <text:p/>
          </table:table-cell>
          <table:table-cell table:number-columns-repeated="7"/>
          <table:table-cell table:style-name="ce1" table:number-columns-repeated="2"/>
          <table:table-cell table:number-columns-repeated="16373"/>
        </table:table-row>
        <table:table-row table:style-name="ro1">
          <table:table-cell table:style-name="ce4" table:formula="of:=IF(TYPE([.A125])&gt;1; DEC2HEX(HEX2DEC([.A125])+1; 4); IF(TYPE([.A124])&gt;1; DEC2HEX(HEX2DEC([.A124])+1; 4); 0))" office:value-type="string" office:string-value="1057" calcext:value-type="string">
            <text:p>1057</text:p>
          </table:table-cell>
          <table:table-cell table:style-name="ce4" table:formula="of:=IF(TYPE([.A126])&gt;1; HEX2DEC([.A126]); &quot;&quot;)" office:value-type="float" office:value="4183" calcext:value-type="float">
            <text:p>418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UpperLimi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126])&gt;1; DEC2HEX(HEX2DEC([.A126])+1; 4); IF(TYPE([.A125])&gt;1; DEC2HEX(HEX2DEC([.A125])+1; 4); 0))" office:value-type="string" office:string-value="1058" calcext:value-type="string">
            <text:p>1058</text:p>
          </table:table-cell>
          <table:table-cell table:style-name="ce4" table:formula="of:=IF(TYPE([.A127])&gt;1; HEX2DEC([.A127]); &quot;&quot;)" office:value-type="float" office:value="4184" calcext:value-type="float">
            <text:p>418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UpperLimi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127])&gt;1; DEC2HEX(HEX2DEC([.A127])+1; 4); IF(TYPE([.A126])&gt;1; DEC2HEX(HEX2DEC([.A126])+1; 4); 0))" office:value-type="string" office:string-value="1059" calcext:value-type="string">
            <text:p>1059</text:p>
          </table:table-cell>
          <table:table-cell table:style-name="ce4" table:formula="of:=IF(TYPE([.A128])&gt;1; HEX2DEC([.A128]); &quot;&quot;)" office:value-type="float" office:value="4185" calcext:value-type="float">
            <text:p>418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UpperLimi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128])&gt;1; DEC2HEX(HEX2DEC([.A128])+1; 4); IF(TYPE([.A127])&gt;1; DEC2HEX(HEX2DEC([.A127])+1; 4); 0))" office:value-type="string" office:string-value="105A" calcext:value-type="string">
            <text:p>105A</text:p>
          </table:table-cell>
          <table:table-cell table:style-name="ce4" table:formula="of:=IF(TYPE([.A129])&gt;1; HEX2DEC([.A129]); &quot;&quot;)" office:value-type="float" office:value="4186" calcext:value-type="float">
            <text:p>418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UpperLimi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129])&gt;1; DEC2HEX(HEX2DEC([.A129])+1; 4); IF(TYPE([.A128])&gt;1; DEC2HEX(HEX2DEC([.A128])+1; 4); 0))" office:value-type="string" office:string-value="105B" calcext:value-type="string">
            <text:p>105B</text:p>
          </table:table-cell>
          <table:table-cell table:style-name="ce4" table:formula="of:=IF(TYPE([.A130])&gt;1; HEX2DEC([.A130]); &quot;&quot;)" office:value-type="float" office:value="4187" calcext:value-type="float">
            <text:p>418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UpperLimi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130])&gt;1; DEC2HEX(HEX2DEC([.A130])+1; 4); IF(TYPE([.A129])&gt;1; DEC2HEX(HEX2DEC([.A129])+1; 4); 0))" office:value-type="string" office:string-value="105C" calcext:value-type="string">
            <text:p>105C</text:p>
          </table:table-cell>
          <table:table-cell table:style-name="ce4" table:formula="of:=IF(TYPE([.A131])&gt;1; HEX2DEC([.A131]); &quot;&quot;)" office:value-type="float" office:value="4188" calcext:value-type="float">
            <text:p>418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UpperLimi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131])&gt;1; DEC2HEX(HEX2DEC([.A131])+1; 4); IF(TYPE([.A130])&gt;1; DEC2HEX(HEX2DEC([.A130])+1; 4); 0))" office:value-type="string" office:string-value="105D" calcext:value-type="string">
            <text:p>105D</text:p>
          </table:table-cell>
          <table:table-cell table:style-name="ce4" table:formula="of:=IF(TYPE([.A132])&gt;1; HEX2DEC([.A132]); &quot;&quot;)" office:value-type="float" office:value="4189" calcext:value-type="float">
            <text:p>418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UpperLimi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132])&gt;1; DEC2HEX(HEX2DEC([.A132])+1; 4); IF(TYPE([.A131])&gt;1; DEC2HEX(HEX2DEC([.A131])+1; 4); 0))" office:value-type="string" office:string-value="105E" calcext:value-type="string">
            <text:p>105E</text:p>
          </table:table-cell>
          <table:table-cell table:style-name="ce4" table:formula="of:=IF(TYPE([.A133])&gt;1; HEX2DEC([.A133]); &quot;&quot;)" office:value-type="float" office:value="4190" calcext:value-type="float">
            <text:p>419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UpperLimi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133])&gt;1; DEC2HEX(HEX2DEC([.A133])+1; 4); IF(TYPE([.A132])&gt;1; DEC2HEX(HEX2DEC([.A132])+1; 4); 0))" office:value-type="string" office:string-value="105F" calcext:value-type="string">
            <text:p>105F</text:p>
          </table:table-cell>
          <table:table-cell table:style-name="ce4" table:formula="of:=IF(TYPE([.A134])&gt;1; HEX2DEC([.A134]); &quot;&quot;)" office:value-type="float" office:value="4191" calcext:value-type="float">
            <text:p>419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UpperLimi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134])&gt;1; DEC2HEX(HEX2DEC([.A134])+1; 4); IF(TYPE([.A133])&gt;1; DEC2HEX(HEX2DEC([.A133])+1; 4); 0))" office:value-type="string" office:string-value="1060" calcext:value-type="string">
            <text:p>1060</text:p>
          </table:table-cell>
          <table:table-cell table:style-name="ce4" table:formula="of:=IF(TYPE([.A135])&gt;1; HEX2DEC([.A135]); &quot;&quot;)" office:value-type="float" office:value="4192" calcext:value-type="float">
            <text:p>419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UpperLimi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135])&gt;1; DEC2HEX(HEX2DEC([.A135])+1; 4); IF(TYPE([.A134])&gt;1; DEC2HEX(HEX2DEC([.A134])+1; 4); 0))" office:value-type="string" office:string-value="1061" calcext:value-type="string">
            <text:p>1061</text:p>
          </table:table-cell>
          <table:table-cell table:style-name="ce4" table:formula="of:=IF(TYPE([.A136])&gt;1; HEX2DEC([.A136]); &quot;&quot;)" office:value-type="float" office:value="4193" calcext:value-type="float">
            <text:p>419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UpperLimi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4" table:formula="of:=IF(TYPE([.A136])&gt;1; DEC2HEX(HEX2DEC([.A136])+1; 4); IF(TYPE([.A135])&gt;1; DEC2HEX(HEX2DEC([.A135])+1; 4); 0))" office:value-type="string" office:string-value="1062" calcext:value-type="string">
            <text:p>1062</text:p>
          </table:table-cell>
          <table:table-cell table:style-name="ce4" table:formula="of:=IF(TYPE([.A137])&gt;1; HEX2DEC([.A137]); &quot;&quot;)" office:value-type="float" office:value="4194" calcext:value-type="float">
            <text:p>419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UpperLimit</text:p>
          </table:table-cell>
          <table:table-cell table:style-name="ce1" office:value-type="string" calcext:value-type="string">
            <text:p>ModbusServer</text:p>
          </table:table-cell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/>
          <table:table-cell table:style-name="ce4" table:formula="of:=IF(TYPE([.A138])&gt;1; HEX2DEC([.A138]); &quot;&quot;)">
            <text:p/>
          </table:table-cell>
          <table:table-cell table:number-columns-repeated="7"/>
          <table:table-cell table:style-name="ce1" table:number-columns-repeated="2"/>
          <table:table-cell table:number-columns-repeated="16373"/>
        </table:table-row>
        <table:table-row table:style-name="ro1">
          <table:table-cell table:style-name="ce4"/>
          <table:table-cell table:style-name="ce4" table:formula="of:=IF(TYPE([.A139])&gt;1; HEX2DEC([.A139]); &quot;&quot;)">
            <text:p/>
          </table:table-cell>
          <table:table-cell table:number-columns-repeated="7"/>
          <table:table-cell table:style-name="ce1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3001</text:p>
          </table:table-cell>
          <table:table-cell table:style-name="ce4" table:formula="of:=IF(TYPE([.A140])&gt;1; HEX2DEC([.A140]); &quot;&quot;)" office:value-type="float" office:value="12289" calcext:value-type="float">
            <text:p>12289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1Sample</text:p>
          </table:table-cell>
          <table:table-cell office:value-type="string" calcext:value-type="string">
            <text:p>AnalogInputs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2"/>
        </table:table-row>
        <table:table-row table:style-name="ro1">
          <table:table-cell table:style-name="ce4" table:formula="of:=IF(TYPE([.A140])&gt;1; DEC2HEX(HEX2DEC([.A140])+1; 4); IF(TYPE([.A139])&gt;1; DEC2HEX(HEX2DEC([.A139])+1; 4); 0))" office:value-type="string" office:string-value="3002" calcext:value-type="string">
            <text:p>3002</text:p>
          </table:table-cell>
          <table:table-cell table:style-name="ce4" table:formula="of:=IF(TYPE([.A141])&gt;1; HEX2DEC([.A141]); &quot;&quot;)" office:value-type="float" office:value="12290" calcext:value-type="float">
            <text:p>12290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2Sample</text:p>
          </table:table-cell>
          <table:table-cell office:value-type="string" calcext:value-type="string">
            <text:p>AnalogInputs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2"/>
        </table:table-row>
        <table:table-row table:style-name="ro1">
          <table:table-cell table:style-name="ce4" table:formula="of:=IF(TYPE([.A141])&gt;1; DEC2HEX(HEX2DEC([.A141])+1; 4); IF(TYPE([.A140])&gt;1; DEC2HEX(HEX2DEC([.A140])+1; 4); 0))" office:value-type="string" office:string-value="3003" calcext:value-type="string">
            <text:p>3003</text:p>
          </table:table-cell>
          <table:table-cell table:style-name="ce4" table:formula="of:=IF(TYPE([.A142])&gt;1; HEX2DEC([.A142]); &quot;&quot;)" office:value-type="float" office:value="12291" calcext:value-type="float">
            <text:p>12291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3Sample</text:p>
          </table:table-cell>
          <table:table-cell office:value-type="string" calcext:value-type="string">
            <text:p>AnalogInputs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2"/>
        </table:table-row>
        <table:table-row table:style-name="ro1">
          <table:table-cell table:style-name="ce4" table:formula="of:=IF(TYPE([.A142])&gt;1; DEC2HEX(HEX2DEC([.A142])+1; 4); IF(TYPE([.A141])&gt;1; DEC2HEX(HEX2DEC([.A141])+1; 4); 0))" office:value-type="string" office:string-value="3004" calcext:value-type="string">
            <text:p>3004</text:p>
          </table:table-cell>
          <table:table-cell table:style-name="ce4" table:formula="of:=IF(TYPE([.A143])&gt;1; HEX2DEC([.A143]); &quot;&quot;)" office:value-type="float" office:value="12292" calcext:value-type="float">
            <text:p>12292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4Sample</text:p>
          </table:table-cell>
          <table:table-cell office:value-type="string" calcext:value-type="string">
            <text:p>AnalogInputs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2"/>
        </table:table-row>
        <table:table-row table:style-name="ro1">
          <table:table-cell table:style-name="ce4" table:formula="of:=IF(TYPE([.A143])&gt;1; DEC2HEX(HEX2DEC([.A143])+1; 4); IF(TYPE([.A142])&gt;1; DEC2HEX(HEX2DEC([.A142])+1; 4); 0))" office:value-type="string" office:string-value="3005" calcext:value-type="string">
            <text:p>3005</text:p>
          </table:table-cell>
          <table:table-cell table:style-name="ce4" table:formula="of:=IF(TYPE([.A144])&gt;1; HEX2DEC([.A144]); &quot;&quot;)" office:value-type="float" office:value="12293" calcext:value-type="float">
            <text:p>12293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Error</text:p>
          </table:table-cell>
          <table:table-cell office:value-type="string" calcext:value-type="string">
            <text:p>AnalogInputs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If the measured value exceeds the limit (Cup1Channel1LowerLimit ..., or Cup1Channel1UpperLimit ...), the corresponding bit is set: bit 0 for channel 1, bit 1 for channel 2, and so on</text:p>
          </table:table-cell>
          <table:table-cell table:number-columns-repeated="16372"/>
        </table:table-row>
        <table:table-row table:style-name="ro1">
          <table:table-cell/>
          <table:table-cell table:style-name="ce4" table:formula="of:=IF(TYPE([.A145])&gt;1; HEX2DEC([.A145]); &quot;&quot;)">
            <text:p/>
          </table:table-cell>
          <table:table-cell table:number-columns-repeated="16382"/>
        </table:table-row>
        <table:table-row table:style-name="ro1">
          <table:table-cell table:style-name="ce4" table:formula="of:=IF(TYPE([.A145])&gt;1; DEC2HEX(HEX2DEC([.A145])+1; 4); IF(TYPE([.A144])&gt;1; DEC2HEX(HEX2DEC([.A144])+1; 4); 0))" office:value-type="string" office:string-value="3006" calcext:value-type="string">
            <text:p>3006</text:p>
          </table:table-cell>
          <table:table-cell table:style-name="ce4" table:formula="of:=IF(TYPE([.A146])&gt;1; HEX2DEC([.A146]); &quot;&quot;)" office:value-type="float" office:value="12294" calcext:value-type="float">
            <text:p>12294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1Sample</text:p>
          </table:table-cell>
          <table:table-cell office:value-type="string" calcext:value-type="string">
            <text:p>AnalogInputs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2"/>
        </table:table-row>
        <table:table-row table:style-name="ro1">
          <table:table-cell table:style-name="ce4" table:formula="of:=IF(TYPE([.A146])&gt;1; DEC2HEX(HEX2DEC([.A146])+1; 4); IF(TYPE([.A145])&gt;1; DEC2HEX(HEX2DEC([.A145])+1; 4); 0))" office:value-type="string" office:string-value="3007" calcext:value-type="string">
            <text:p>3007</text:p>
          </table:table-cell>
          <table:table-cell table:style-name="ce4" table:formula="of:=IF(TYPE([.A147])&gt;1; HEX2DEC([.A147]); &quot;&quot;)" office:value-type="float" office:value="12295" calcext:value-type="float">
            <text:p>12295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2Sample</text:p>
          </table:table-cell>
          <table:table-cell office:value-type="string" calcext:value-type="string">
            <text:p>AnalogInputs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2"/>
        </table:table-row>
        <table:table-row table:style-name="ro1">
          <table:table-cell table:style-name="ce4" table:formula="of:=IF(TYPE([.A147])&gt;1; DEC2HEX(HEX2DEC([.A147])+1; 4); IF(TYPE([.A146])&gt;1; DEC2HEX(HEX2DEC([.A146])+1; 4); 0))" office:value-type="string" office:string-value="3008" calcext:value-type="string">
            <text:p>3008</text:p>
          </table:table-cell>
          <table:table-cell table:style-name="ce4" table:formula="of:=IF(TYPE([.A148])&gt;1; HEX2DEC([.A148]); &quot;&quot;)" office:value-type="float" office:value="12296" calcext:value-type="float">
            <text:p>12296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3Sample</text:p>
          </table:table-cell>
          <table:table-cell office:value-type="string" calcext:value-type="string">
            <text:p>AnalogInputs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2"/>
        </table:table-row>
        <table:table-row table:style-name="ro1">
          <table:table-cell table:style-name="ce4" table:formula="of:=IF(TYPE([.A148])&gt;1; DEC2HEX(HEX2DEC([.A148])+1; 4); IF(TYPE([.A147])&gt;1; DEC2HEX(HEX2DEC([.A147])+1; 4); 0))" office:value-type="string" office:string-value="3009" calcext:value-type="string">
            <text:p>3009</text:p>
          </table:table-cell>
          <table:table-cell table:style-name="ce4" table:formula="of:=IF(TYPE([.A149])&gt;1; HEX2DEC([.A149]); &quot;&quot;)" office:value-type="float" office:value="12297" calcext:value-type="float">
            <text:p>12297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4Sample</text:p>
          </table:table-cell>
          <table:table-cell office:value-type="string" calcext:value-type="string">
            <text:p>AnalogInputs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2"/>
        </table:table-row>
        <table:table-row table:style-name="ro1">
          <table:table-cell table:style-name="ce4" table:formula="of:=IF(TYPE([.A149])&gt;1; DEC2HEX(HEX2DEC([.A149])+1; 4); IF(TYPE([.A148])&gt;1; DEC2HEX(HEX2DEC([.A148])+1; 4); 0))" office:value-type="string" office:string-value="300A" calcext:value-type="string">
            <text:p>300A</text:p>
          </table:table-cell>
          <table:table-cell table:style-name="ce4" table:formula="of:=IF(TYPE([.A150])&gt;1; HEX2DEC([.A150]); &quot;&quot;)" office:value-type="float" office:value="12298" calcext:value-type="float">
            <text:p>12298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Error</text:p>
          </table:table-cell>
          <table:table-cell office:value-type="string" calcext:value-type="string">
            <text:p>AnalogInputs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similarly as Cup1ChannelError</text:p>
          </table:table-cell>
          <table:table-cell table:number-columns-repeated="16372"/>
        </table:table-row>
        <table:table-row table:style-name="ro1">
          <table:table-cell/>
          <table:table-cell table:style-name="ce4" table:formula="of:=IF(TYPE([.A151])&gt;1; HEX2DEC([.A151]); &quot;&quot;)">
            <text:p/>
          </table:table-cell>
          <table:table-cell table:number-columns-repeated="16382"/>
        </table:table-row>
        <table:table-row table:style-name="ro1">
          <table:table-cell table:style-name="ce4" table:formula="of:=IF(TYPE([.A151])&gt;1; DEC2HEX(HEX2DEC([.A151])+1; 4); IF(TYPE([.A150])&gt;1; DEC2HEX(HEX2DEC([.A150])+1; 4); 0))" office:value-type="string" office:string-value="300B" calcext:value-type="string">
            <text:p>300B</text:p>
          </table:table-cell>
          <table:table-cell table:style-name="ce4" table:formula="of:=IF(TYPE([.A152])&gt;1; HEX2DEC([.A152]); &quot;&quot;)" office:value-type="float" office:value="12299" calcext:value-type="float">
            <text:p>12299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1Sample</text:p>
          </table:table-cell>
          <table:table-cell office:value-type="string" calcext:value-type="string">
            <text:p>AnalogInputs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2"/>
        </table:table-row>
        <table:table-row table:style-name="ro1">
          <table:table-cell table:style-name="ce4" table:formula="of:=IF(TYPE([.A152])&gt;1; DEC2HEX(HEX2DEC([.A152])+1; 4); IF(TYPE([.A151])&gt;1; DEC2HEX(HEX2DEC([.A151])+1; 4); 0))" office:value-type="string" office:string-value="300C" calcext:value-type="string">
            <text:p>300C</text:p>
          </table:table-cell>
          <table:table-cell table:style-name="ce4" table:formula="of:=IF(TYPE([.A153])&gt;1; HEX2DEC([.A153]); &quot;&quot;)" office:value-type="float" office:value="12300" calcext:value-type="float">
            <text:p>12300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2Sample</text:p>
          </table:table-cell>
          <table:table-cell office:value-type="string" calcext:value-type="string">
            <text:p>AnalogInputs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2"/>
        </table:table-row>
        <table:table-row table:style-name="ro1">
          <table:table-cell table:style-name="ce4" table:formula="of:=IF(TYPE([.A153])&gt;1; DEC2HEX(HEX2DEC([.A153])+1; 4); IF(TYPE([.A152])&gt;1; DEC2HEX(HEX2DEC([.A152])+1; 4); 0))" office:value-type="string" office:string-value="300D" calcext:value-type="string">
            <text:p>300D</text:p>
          </table:table-cell>
          <table:table-cell table:style-name="ce4" table:formula="of:=IF(TYPE([.A154])&gt;1; HEX2DEC([.A154]); &quot;&quot;)" office:value-type="float" office:value="12301" calcext:value-type="float">
            <text:p>12301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3Sample</text:p>
          </table:table-cell>
          <table:table-cell office:value-type="string" calcext:value-type="string">
            <text:p>AnalogInputs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2"/>
        </table:table-row>
        <table:table-row table:style-name="ro1">
          <table:table-cell table:style-name="ce4" table:formula="of:=IF(TYPE([.A154])&gt;1; DEC2HEX(HEX2DEC([.A154])+1; 4); IF(TYPE([.A153])&gt;1; DEC2HEX(HEX2DEC([.A153])+1; 4); 0))" office:value-type="string" office:string-value="300E" calcext:value-type="string">
            <text:p>300E</text:p>
          </table:table-cell>
          <table:table-cell table:style-name="ce4" table:formula="of:=IF(TYPE([.A155])&gt;1; HEX2DEC([.A155]); &quot;&quot;)" office:value-type="float" office:value="12302" calcext:value-type="float">
            <text:p>12302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4Sample</text:p>
          </table:table-cell>
          <table:table-cell office:value-type="string" calcext:value-type="string">
            <text:p>AnalogInputs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2"/>
        </table:table-row>
        <table:table-row table:style-name="ro1">
          <table:table-cell table:style-name="ce4" table:formula="of:=IF(TYPE([.A155])&gt;1; DEC2HEX(HEX2DEC([.A155])+1; 4); IF(TYPE([.A154])&gt;1; DEC2HEX(HEX2DEC([.A154])+1; 4); 0))" office:value-type="string" office:string-value="300F" calcext:value-type="string">
            <text:p>300F</text:p>
          </table:table-cell>
          <table:table-cell table:style-name="ce4" table:formula="of:=IF(TYPE([.A156])&gt;1; HEX2DEC([.A156]); &quot;&quot;)" office:value-type="float" office:value="12303" calcext:value-type="float">
            <text:p>12303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Error</text:p>
          </table:table-cell>
          <table:table-cell office:value-type="string" calcext:value-type="string">
            <text:p>AnalogInputs</text:p>
          </table:table-cell>
          <table:table-cell table:style-name="ce1" office:value-type="string" calcext:value-type="string">
            <text:p>user interface</text:p>
          </table:table-cell>
          <table:table-cell office:value-type="string" calcext:value-type="string">
            <text:p>similarly as Cup1ChannelError</text:p>
          </table:table-cell>
          <table:table-cell table:number-columns-repeated="1637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9" table:number-columns-repeated="2"/>
          <table:table-cell table:style-name="ce6"/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sum:</text:p>
          </table:table-cell>
          <table:table-cell table:formula="of:=ROUNDUP(SUM([.D2:.D161])/16)*2" office:value-type="float" office:value="232" calcext:value-type="float">
            <text:p>232</text:p>
          </table:table-cell>
          <table:table-cell office:value-type="string" calcext:value-type="string">
            <text:p>B <text:s/>=</text:p>
          </table:table-cell>
          <table:table-cell table:formula="of:=DEC2HEX([.D162]; 4)" office:value-type="string" office:string-value="00E8" calcext:value-type="string">
            <text:p>00E8</text:p>
          </table:table-cell>
          <table:table-cell table:style-name="ce6" office:value-type="string" calcext:value-type="string">
            <text:p>hex</text:p>
          </table:table-cell>
          <table:table-cell table:number-columns-repeated="16377"/>
        </table:table-row>
        <table:table-row table:style-name="ro1" table:number-rows-repeated="104841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7">00/00/0000</text:date>, <text:time style:data-style-name="N2" text:time-value="11:29:17.2099077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4T14:47:36.211344767</meta:creation-date>
    <dc:date>2026-05-07T14:41:07.362638133</dc:date>
    <meta:editing-duration>P1DT11H3M21S</meta:editing-duration>
    <meta:editing-cycles>117</meta:editing-cycles>
    <meta:generator>LibreOffice/24.2.7.2$Linux_X86_64 LibreOffice_project/420$Build-2</meta:generator>
    <meta:document-statistic meta:table-count="1" meta:cell-count="1650" meta:object-count="0"/>
  </office:meta>
</office:document-meta>
</file>